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urning" table:style-name="ta1">
        <table:shapes>
          <draw:frame draw:z-index="0" draw:style-name="gr1" draw:text-style-name="P1" svg:width="14.188cm" svg:height="8.526cm" svg:x="0.613cm" svg:y="8.129cm">
            <draw:object draw:notify-on-update-of-ranges="turning.A13:turning.A16 turning.A4:turning.A4 turning.B13:turning.B16 turning.A6:turning.A11 turning.A4:turning.A4 turning.B6:turning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188cm" svg:height="8.526cm" svg:x="16.223cm" svg:y="7.861cm">
            <draw:object draw:notify-on-update-of-ranges="turning.H13:turning.H16 turning.H4:turning.H4 turning.I13:turning.I16 turning.H6:turning.H11 turning.H4:turning.H4 turning.I6:turning.I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LOCKWISE</text:p>
          </table:table-cell>
          <table:table-cell table:style-name="Default"/>
          <table:table-cell table:number-columns-repeated="5"/>
          <table:table-cell office:value-type="string" calcext:value-type="string">
            <text:p>COUNTERCLOCKWISE</text:p>
          </table:table-cell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value</text:p>
          </table:table-cell>
          <table:table-cell table:number-columns-repeated="5"/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2.5" calcext:value-type="float">
            <text:p>22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67.5" calcext:value-type="float">
            <text:p>67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95" calcext:value-type="float">
            <text:p>395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70" calcext:value-type="float">
            <text:p>570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office:value-type="float" office:value="540" calcext:value-type="float">
            <text:p>540</text:p>
          </table:table-cell>
        </table:table-row>
        <table:table-row table:style-name="ro1" table:number-rows-repeated="3">
          <table:table-cell/>
          <table:table-cell table:style-name="ce2"/>
          <table:table-cell table:number-columns-repeated="6"/>
          <table:table-cell table:style-name="Default"/>
        </table:table-row>
        <table:table-row table:style-name="ro1">
          <table:table-cell/>
          <table:table-cell table:style-name="ce2"/>
          <table:table-cell table:number-columns-repeated="6"/>
          <table:table-cell table:style-name="Default"/>
        </table:table-row>
      </table:table>
      <table:table table:name="forward" table:style-name="ta1">
        <table:shapes>
          <draw:frame draw:z-index="0" draw:style-name="gr1" draw:text-style-name="P1" svg:width="18.017cm" svg:height="15.941cm" svg:x="5.369cm" svg:y="2.094cm">
            <draw:object draw:notify-on-update-of-ranges="forward.A1:forward.A1 forward.A2:forward.A7 forward.B1:forward.B1 forward.B2:forward.B7 forward.B1:forward.B1 forward.B9:forward.B17 forward.A9:forward.A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102cm" svg:height="16.357cm" svg:x="24.354cm" svg:y="0.878cm">
            <draw:object draw:notify-on-update-of-ranges="forward.I5:forward.I24 forward.J1:forward.J1 forward.J5:forward.J2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office:value-type="float" office:value="13.5" calcext:value-type="float">
            <text:p>1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34.5" calcext:value-type="float">
            <text:p>34.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80" calcext:value-type="float">
            <text:p>2680</text:p>
          </table:table-cell>
          <table:table-cell table:number-columns-repeated="8"/>
        </table:table-row>
      </table:table>
      <table:table table:name="kick" table:style-name="ta1">
        <table:shapes>
          <draw:frame draw:z-index="0" draw:style-name="gr1" draw:text-style-name="P1" svg:width="16.008cm" svg:height="9.006cm" svg:x="16.486cm" svg:y="1.193cm">
            <draw:object draw:notify-on-update-of-ranges="kick.D2:kick.D14 kick.E1:kick.E1 kick.E2:kick.E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AVERAGE([.A2:.C2])" office:value-type="float" office:value="78.3333333333333" calcext:value-type="float">
            <text:p>78.3333333333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A3:.C3])"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4:.C4])" office:value-type="string" office:string-value="" calcext:value-type="error">
            <text:p>#DIV/0!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5:.C5])" office:value-type="string" office:string-value="" calcext:value-type="error">
            <text:p>#DIV/0!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formula="of:=AVERAGE([.A6:.C6])" office:value-type="float" office:value="95.6666666666667" calcext:value-type="float">
            <text:p>95.6666666667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table:formula="of:=AVERAGE([.A7:.C7])" office:value-type="float" office:value="130.333333333333" calcext:value-type="float">
            <text:p>130.3333333333</text:p>
          </table:table-cell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table:formula="of:=AVERAGE([.A8:.C8])" office:value-type="float" office:value="162" calcext:value-type="float">
            <text:p>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table:formula="of:=AVERAGE([.A9:.C9])" office:value-type="float" office:value="150.333333333333" calcext:value-type="float">
            <text:p>150.3333333333</text:p>
          </table:table-cell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formula="of:=AVERAGE([.A10:.C10])" office:value-type="float" office:value="172.666666666667" calcext:value-type="float">
            <text:p>172.6666666667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table:formula="of:=AVERAGE([.A11:.C11])" office:value-type="float" office:value="161.333333333333" calcext:value-type="float">
            <text:p>161.3333333333</text:p>
          </table:table-cell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6" calcext:value-type="float">
            <text:p>136</text:p>
          </table:table-cell>
          <table:table-cell office:value-type="float" office:value="180" calcext:value-type="float">
            <text:p>180</text:p>
          </table:table-cell>
          <table:table-cell table:formula="of:=AVERAGE([.A12:.C12])" office:value-type="float" office:value="167.666666666667" calcext:value-type="float">
            <text:p>167.6666666667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table:formula="of:=AVERAGE([.A13:.C13])" office:value-type="float" office:value="177" calcext:value-type="float">
            <text:p>177</text:p>
          </table:table-cell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19:54:36.785304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jonas Kikutis</meta:initial-creator>
    <meta:creation-date>2016-02-02T16:36:10.914809526</meta:creation-date>
    <dc:date>2016-03-14T21:12:57.054974517</dc:date>
    <dc:creator>Emilia Bogdanova</dc:creator>
    <meta:editing-duration>PT6H25M27S</meta:editing-duration>
    <meta:editing-cycles>171</meta:editing-cycles>
    <meta:generator>LibreOffice/4.3.7.2$Linux_X86_64 LibreOffice_project/430$Build-2</meta:generator>
    <meta:document-statistic meta:table-count="3" meta:cell-count="18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A13:turning.B16 turning.A4:turning.A4 turning.B6:turning.B11" chart:data-source-has-labels="row" svg:x="0.068cm" svg:y="0.158cm" svg:width="12.393cm" svg:height="8.228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B13:turning.B16" chart:label-cell-address="turning.A4:turning.A4" chart:class="chart:scatter">
            <chart:domain table:cell-range-address="turning.A13:turning.A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B6:turning.B11" chart:label-cell-address="turning.A4:turning.A4" chart:class="chart:scatter">
            <chart:domain table:cell-range-address="turning.A6:turning.A11"/>
            <chart:regression-curve chart:style-name="ch9">
              <chart:equation chart:display-equation="true" chart:display-r-square="true" svg:x="1.142cm" svg:y="2.566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A13:turning.A16</svg:desc>
                </draw:g>
              </table:table-cell>
              <table:table-cell office:value-type="float" office:value="80">
                <text:p>80</text:p>
                <draw:g>
                  <svg:desc>turning.B13:turning.B16</svg:desc>
                </draw:g>
              </table:table-cell>
              <table:table-cell office:value-type="float" office:value="0">
                <text:p>0</text:p>
                <draw:g>
                  <svg:desc>turning.A6:turning.A11</svg:desc>
                </draw:g>
              </table:table-cell>
              <table:table-cell office:value-type="float" office:value="0">
                <text:p>0</text:p>
                <draw:g>
                  <svg:desc>turning.B6:turning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240">
                <text:p>240</text:p>
              </table:table-cell>
              <table:table-cell office:value-type="float" office:value="22.5">
                <text:p>22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570">
                <text:p>570</text:p>
              </table:table-cell>
              <table:table-cell office:value-type="float" office:value="45">
                <text:p>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5">
                <text:p>67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18cm" svg:height="15.942cm" xlink:href=".." xlink:type="simple" chart:class="chart:scatter" chart:style-name="ch1">
        <chart:legend chart:legend-position="end" svg:x="13.896cm" svg:y="6.925cm" style:legend-expansion="high" chart:style-name="ch2"/>
        <chart:plot-area chart:style-name="ch3" table:cell-range-address="forward.A1:forward.B7 forward.B9:forward.B17" chart:data-source-has-labels="row" svg:x="0.36cm" svg:y="0.318cm" svg:width="13.176cm" svg:height="15.306cm">
          <chartooo:coordinate-region svg:x="1.167cm" svg:y="0.517cm" svg:width="12.089cm" svg:height="14.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2:forward.B7" chart:label-cell-address="forward.B1:forward.B1" chart:class="chart:scatter">
            <chart:domain table:cell-range-address="forward.A2:forward.A7"/>
            <chart:regression-curve chart:style-name="ch7">
              <chart:equation chart:display-equation="true" chart:display-r-square="false" svg:x="4.414cm" svg:y="14.007cm"/>
            </chart:regression-curve>
            <chart:data-point chart:repeated="6"/>
          </chart:series>
          <chart:series chart:style-name="ch8" chart:values-cell-range-address="forward.B9:forward.B17" chart:label-cell-address="forward.B1:forward.B1" chart:class="chart:scatter">
            <chart:domain table:cell-range-address="forward.A9:forward.A17"/>
            <chart:regression-curve chart:style-name="ch9">
              <chart:equation chart:display-equation="true" chart:display-r-square="false" svg:x="6.165cm" svg:y="10.719cm"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forward.B1:forward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forward.B1:forwar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rward.A2:forward.A7</svg:desc>
                </draw:g>
              </table:table-cell>
              <table:table-cell office:value-type="float" office:value="5">
                <text:p>5</text:p>
                <draw:g>
                  <svg:desc>forward.B2:forward.B7</svg:desc>
                </draw:g>
              </table:table-cell>
              <table:table-cell office:value-type="float" office:value="17">
                <text:p>17</text:p>
                <draw:g>
                  <svg:desc>forward.A9:forward.A17</svg:desc>
                </draw:g>
              </table:table-cell>
              <table:table-cell office:value-type="float" office:value="50">
                <text:p>50</text:p>
                <draw:g>
                  <svg:desc>forward.B9:forward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15">
                <text:p>15</text:p>
              </table:table-cell>
              <table:table-cell office:value-type="float" office:value="30.5">
                <text:p>30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5">
                <text:p>10.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700">
                <text:p>7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3cm" svg:height="16.358cm" xlink:href=".." xlink:type="simple" chart:class="chart:scatter" chart:style-name="ch1">
        <chart:legend chart:legend-position="end" svg:x="15.748cm" svg:y="7.631cm" style:legend-expansion="high" chart:style-name="ch2"/>
        <chart:plot-area chart:style-name="ch3" table:cell-range-address="forward.I5:forward.J24 forward.J1:forward.J1" chart:data-source-has-labels="row" svg:x="0.382cm" svg:y="0.327cm" svg:width="14.984cm" svg:height="15.704cm">
          <chartooo:coordinate-region svg:x="1.374cm" svg:y="0.526cm" svg:width="13.712cm" svg:height="14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J5:forward.J24" chart:label-cell-address="forward.J1:forward.J1" chart:class="chart:scatter">
            <chart:domain table:cell-range-address="forward.I5:forward.I24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alue</text:p>
                <draw:g>
                  <svg:desc>forward.J1:forw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I5:forward.I24</svg:desc>
                </draw:g>
              </table:table-cell>
              <table:table-cell office:value-type="float" office:value="20">
                <text:p>20</text:p>
                <draw:g>
                  <svg:desc>forward.J5:forward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5">
                <text:p>16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5">
                <text:p>34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">
                <text:p>15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legend chart:legend-position="end" svg:x="12.654cm" svg:y="3.955cm" style:legend-expansion="high" chart:style-name="ch2"/>
        <chart:plot-area chart:style-name="ch3" table:cell-range-address="kick.D2:kick.E14 kick.E1:kick.E1" chart:data-source-has-labels="row" svg:x="0.32cm" svg:y="0.18cm" svg:width="12.014cm" svg:height="8.647cm">
          <chartooo:coordinate-region svg:x="1.128cm" svg:y="0.379cm" svg:width="10.926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ick.E2:kick.E14" chart:label-cell-address="kick.E1:kick.E1" chart:class="chart:scatter">
            <chart:domain table:cell-range-address="kick.D2:kick.D14"/>
            <chart:regression-curve chart:style-name="ch7">
              <chart:equation chart:display-equation="true" chart:display-r-square="true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alue</text:p>
                <draw:g>
                  <svg:desc>kick.E1:kic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3333333333333">
                <text:p>78.3333333333333</text:p>
                <draw:g>
                  <svg:desc>kick.D2:kick.D14</svg:desc>
                </draw:g>
              </table:table-cell>
              <table:table-cell office:value-type="float" office:value="200">
                <text:p>200</text:p>
                <draw:g>
                  <svg:desc>kick.E2:kick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">
                <text:p>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.666666666667">
                <text:p>172.66666666666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">
                <text:p>17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H13:turning.I16 turning.H4:turning.H4 turning.I6:turning.I11" chart:data-source-has-labels="row" svg:x="0.068cm" svg:y="0.158cm" svg:width="12.393cm" svg:height="8.228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I13:turning.I16" chart:label-cell-address="turning.H4:turning.H4" chart:class="chart:scatter">
            <chart:domain table:cell-range-address="turning.H13:turning.H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I6:turning.I11" chart:label-cell-address="turning.H4:turning.H4" chart:class="chart:scatter">
            <chart:domain table:cell-range-address="turning.H6:turning.H11"/>
            <chart:regression-curve chart:style-name="ch9">
              <chart:equation chart:display-equation="true" chart:display-r-square="true" svg:x="1.225cm" svg:y="2.593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H13:turning.H16</svg:desc>
                </draw:g>
              </table:table-cell>
              <table:table-cell office:value-type="float" office:value="69">
                <text:p>69</text:p>
                <draw:g>
                  <svg:desc>turning.I13:turning.I16</svg:desc>
                </draw:g>
              </table:table-cell>
              <table:table-cell office:value-type="float" office:value="0">
                <text:p>0</text:p>
                <draw:g>
                  <svg:desc>turning.H6:turning.H11</svg:desc>
                </draw:g>
              </table:table-cell>
              <table:table-cell office:value-type="float" office:value="0">
                <text:p>0</text:p>
                <draw:g>
                  <svg:desc>turning.I6:turning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215">
                <text:p>215</text:p>
              </table:table-cell>
              <table:table-cell office:value-type="float" office:value="22.5">
                <text:p>22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540">
                <text:p>540</text:p>
              </table:table-cell>
              <table:table-cell office:value-type="float" office:value="45">
                <text:p>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5">
                <text:p>67.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